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8.98cm" table:align="left"/>
    </style:style>
    <style:style style:name="Tabuľka1.A" style:family="table-column">
      <style:table-column-properties style:column-width="0.63cm"/>
    </style:style>
    <style:style style:name="Tabuľka1.B" style:family="table-column">
      <style:table-column-properties style:column-width="8.079cm"/>
    </style:style>
    <style:style style:name="Tabuľka1.C" style:family="table-column">
      <style:table-column-properties style:column-width="0.272cm"/>
    </style:style>
    <style:style style:name="Tabuľka1.A1" style:family="table-cell">
      <style:table-cell-properties style:vertical-align="middle" fo:padding="0.049cm" fo:border="none"/>
    </style:style>
    <style:style style:name="Tabuľka2" style:family="table">
      <style:table-properties style:width="9.474cm" table:align="left"/>
    </style:style>
    <style:style style:name="Tabuľka2.A" style:family="table-column">
      <style:table-column-properties style:column-width="0.63cm"/>
    </style:style>
    <style:style style:name="Tabuľka2.B" style:family="table-column">
      <style:table-column-properties style:column-width="8.573cm"/>
    </style:style>
    <style:style style:name="Tabuľka2.C" style:family="table-column">
      <style:table-column-properties style:column-width="0.272cm"/>
    </style:style>
    <style:style style:name="Tabuľka2.A1" style:family="table-cell">
      <style:table-cell-properties style:vertical-align="middle" fo:padding="0.049cm" fo:border="none"/>
    </style:style>
    <style:style style:name="Tabuľka3" style:family="table">
      <style:table-properties style:width="16.999cm" table:align="left"/>
    </style:style>
    <style:style style:name="Tabuľka3.A" style:family="table-column">
      <style:table-column-properties style:column-width="0.624cm"/>
    </style:style>
    <style:style style:name="Tabuľka3.B" style:family="table-column">
      <style:table-column-properties style:column-width="16.101cm"/>
    </style:style>
    <style:style style:name="Tabuľka3.C" style:family="table-column">
      <style:table-column-properties style:column-width="0.273cm"/>
    </style:style>
    <style:style style:name="Tabuľka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background-color="#ffff00"/>
    </style:style>
    <style:style style:name="P4" style:family="paragraph" style:parent-style-name="Table_20_Contents">
      <style:text-properties fo:background-color="transparen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apply-filter="true" form:enctype="multipart/formdata" form:method="post" form:control-implementation="ooo:com.sun.star.form.component.Form" office:target-frame="" xlink:href="https://vzdelavanie.uniza.sk/moodle/mod/quiz/attempt.php?q=1085&amp;page=0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radio form:name="resp24548_" form:control-implementation="ooo:com.sun.star.form.component.RadioButton" form:id="control1" form:value="7711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esp24548_" form:control-implementation="ooo:com.sun.star.form.component.RadioButton" form:id="control2" form:value="77114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esp24548_" form:control-implementation="ooo:com.sun.star.form.component.RadioButton" form:id="control3" form:value="7711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esp24548_" form:control-implementation="ooo:com.sun.star.form.component.RadioButton" form:id="control4" form:value="7711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heckbox form:name="resp24551_77122" form:control-implementation="ooo:com.sun.star.form.component.CheckBox" form:id="control5" form:value="771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sp24551_77123" form:control-implementation="ooo:com.sun.star.form.component.CheckBox" form:id="control6" form:value="771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sp24551_77121" form:control-implementation="ooo:com.sun.star.form.component.CheckBox" form:id="control7" form:value="771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sp24551_77124" form:control-implementation="ooo:com.sun.star.form.component.CheckBox" form:id="control8" form:value="771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resp24550_" form:control-implementation="ooo:com.sun.star.form.component.RadioButton" form:id="control9" form:value="77119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esp24550_" form:control-implementation="ooo:com.sun.star.form.component.RadioButton" form:id="control10" form:value="77120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heckbox form:name="resp24549_77116" form:control-implementation="ooo:com.sun.star.form.component.CheckBox" form:id="control11" form:value="771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sp24549_77118" form:control-implementation="ooo:com.sun.star.form.component.CheckBox" form:id="control12" form:value="771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sp24549_77115" form:control-implementation="ooo:com.sun.star.form.component.CheckBox" form:id="control13" form:value="771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sp24549_77117" form:control-implementation="ooo:com.sun.star.form.component.CheckBox" form:id="control14" form:value="771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button form:name="saveattempt" form:control-implementation="ooo:com.sun.star.form.component.CommandButton" form:id="control15" form:label="Uložiť bez odoslania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finishattempt" form:control-implementation="ooo:com.sun.star.form.component.CommandButton" form:id="control16" form:label="Odoslať všetko a ukončiť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hidden form:name="timeup" form:control-implementation="ooo:com.sun.star.form.component.HiddenControl" form:id="control17" form:value="0"/>
          <form:hidden form:name="questionids" form:control-implementation="ooo:com.sun.star.form.component.HiddenControl" form:id="control18" form:value="24548,24551,24550,24549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">
        <text:section text:style-name="Sect1" text:name="content">
          <text:p text:style-name="Standard"/>
          <text:section text:style-name="Sect1" text:name="overDiv">
            <text:p text:style-name="Standard"/>
          </text:section>
          <text:h text:style-name="Heading_20_2" text:outline-level="2" text:is-list-header="true">Kvíz 1. - Pokus 1</text:h>
          <text:section text:style-name="Sect1" text:name="q24548">
            <text:p text:style-name="P1">Question 1 </text:p>
            <text:p text:style-name="P1">Známky: 1 </text:p>
            <text:p text:style-name="P1">Koľko bodov musíte minimálne získať počas semestra, aby ste sa mohli prihlásiť na skúšku?</text:p>
            <text:p text:style-name="P1">Vyberte jednu odpoveď </text:p>
            <table:table table:name="Tabuľka1" table:style-name="Tabuľka1">
              <table:table-column table:style-name="Tabuľka1.A"/>
              <table:table-column table:style-name="Tabuľka1.B"/>
              <table:table-column table:style-name="Tabuľka1.C"/>
              <table:table-row>
                <table:table-cell table:style-name="Tabuľka1.A1" office:value-type="string">
                  <text:p text:style-name="Table_20_Contents"><text:bookmark text:name="resp24548_77112"/><draw:control text:anchor-type="as-char" draw:z-index="0" draw:style-name="gr1" draw:text-style-name="P5" svg:width="0.345cm" svg:height="0.345cm" draw:control="control1"/> </text:p>
                </table:table-cell>
                <table:table-cell table:style-name="Tabuľka1.A1" office:value-type="string">
                  <text:p text:style-name="Table_20_Contents">A. 10b </text:p>
                </table:table-cell>
                <table:table-cell table:style-name="Tabuľka1.A1" office:value-type="string">
                  <text:p text:style-name="P2"/>
                </table:table-cell>
              </table:table-row>
              <table:table-row>
                <table:table-cell table:style-name="Tabuľka1.A1" office:value-type="string">
                  <text:p text:style-name="Table_20_Contents"><text:bookmark text:name="resp24548_77114"/><draw:control text:anchor-type="as-char" draw:z-index="1" draw:style-name="gr1" draw:text-style-name="P5" svg:width="0.345cm" svg:height="0.345cm" draw:control="control2"/> </text:p>
                </table:table-cell>
                <table:table-cell table:style-name="Tabuľka1.A1" office:value-type="string">
                  <text:p text:style-name="Table_20_Contents">B. 50b </text:p>
                </table:table-cell>
                <table:table-cell table:style-name="Tabuľka1.A1" office:value-type="string">
                  <text:p text:style-name="P2"/>
                </table:table-cell>
              </table:table-row>
              <table:table-row>
                <table:table-cell table:style-name="Tabuľka1.A1" office:value-type="string">
                  <text:p text:style-name="Table_20_Contents"><text:bookmark text:name="resp24548_77111"/><draw:control text:anchor-type="as-char" draw:z-index="2" draw:style-name="gr1" draw:text-style-name="P5" svg:width="0.345cm" svg:height="0.345cm" draw:control="control3"/> </text:p>
                </table:table-cell>
                <table:table-cell table:style-name="Tabuľka1.A1" office:value-type="string">
                  <text:p text:style-name="Table_20_Contents">C. Žiadne. Na skúšku mám automatickz nárok </text:p>
                </table:table-cell>
                <table:table-cell table:style-name="Tabuľka1.A1" office:value-type="string">
                  <text:p text:style-name="P2"/>
                </table:table-cell>
              </table:table-row>
              <table:table-row>
                <table:table-cell table:style-name="Tabuľka1.A1" office:value-type="string">
                  <text:p text:style-name="Table_20_Contents"><text:bookmark text:name="resp24548_77113"/><draw:control text:anchor-type="as-char" draw:z-index="3" draw:style-name="gr1" draw:text-style-name="P5" svg:width="0.345cm" svg:height="0.345cm" draw:control="control4"/> </text:p>
                </table:table-cell>
                <table:table-cell table:style-name="Tabuľka1.A1" office:value-type="string">
                  <text:p text:style-name="P3">D. 25b </text:p>
                </table:table-cell>
                <table:table-cell table:style-name="Tabuľka1.A1" office:value-type="string">
                  <text:p text:style-name="P2"/>
                </table:table-cell>
              </table:table-row>
            </table:table>
          </text:section>
          <text:section text:style-name="Sect1" text:name="q24551">
            <text:p text:style-name="P1">Question 2 </text:p>
            <text:p text:style-name="P1">Známky: 1 </text:p>
            <text:p text:style-name="P1">V čom sa líšia štrukturovaná a objektovo orientovaná analýza? (Vyberte 2)</text:p>
            <text:p text:style-name="P1">Vyberte aspoň jednu odpoveď. </text:p>
            <table:table table:name="Tabuľka2" table:style-name="Tabuľka2">
              <table:table-column table:style-name="Tabuľka2.A"/>
              <table:table-column table:style-name="Tabuľka2.B"/>
              <table:table-column table:style-name="Tabuľka2.C"/>
              <table:table-row>
                <table:table-cell table:style-name="Tabuľka2.A1" office:value-type="string">
                  <text:p text:style-name="Table_20_Contents"><text:bookmark text:name="resp24551_77122"/><draw:control text:anchor-type="as-char" draw:z-index="4" draw:style-name="gr1" draw:text-style-name="P5" svg:width="0.345cm" svg:height="0.345cm" draw:control="control5"/> </text:p>
                </table:table-cell>
                <table:table-cell table:style-name="Tabuľka2.A1" office:value-type="string">
                  <text:p text:style-name="P3">A. Pri objektovej je riziko nižšie </text:p>
                </table:table-cell>
                <table:table-cell table:style-name="Tabuľka2.A1" office:value-type="string">
                  <text:p text:style-name="P2"/>
                </table:table-cell>
              </table:table-row>
              <table:table-row>
                <table:table-cell table:style-name="Tabuľka2.A1" office:value-type="string">
                  <text:p text:style-name="Table_20_Contents"><text:bookmark text:name="resp24551_77123"/><draw:control text:anchor-type="as-char" draw:z-index="5" draw:style-name="gr1" draw:text-style-name="P5" svg:width="0.345cm" svg:height="0.345cm" draw:control="control6"/> </text:p>
                </table:table-cell>
                <table:table-cell table:style-name="Tabuľka2.A1" office:value-type="string">
                  <text:p text:style-name="Table_20_Contents">B. Pri štrukturálnej je znovupoužiteľnposť vyššia </text:p>
                </table:table-cell>
                <table:table-cell table:style-name="Tabuľka2.A1" office:value-type="string">
                  <text:p text:style-name="P2"/>
                </table:table-cell>
              </table:table-row>
              <table:table-row>
                <table:table-cell table:style-name="Tabuľka2.A1" office:value-type="string">
                  <text:p text:style-name="Table_20_Contents"><text:bookmark text:name="resp24551_77121"/><draw:control text:anchor-type="as-char" draw:z-index="6" draw:style-name="gr1" draw:text-style-name="P5" svg:width="0.345cm" svg:height="0.345cm" draw:control="control7"/> </text:p>
                </table:table-cell>
                <table:table-cell table:style-name="Tabuľka2.A1" office:value-type="string">
                  <text:p text:style-name="Table_20_Contents">C. Pri štruktorovanej je riziko nižšie </text:p>
                </table:table-cell>
                <table:table-cell table:style-name="Tabuľka2.A1" office:value-type="string">
                  <text:p text:style-name="P2"/>
                </table:table-cell>
              </table:table-row>
              <table:table-row>
                <table:table-cell table:style-name="Tabuľka2.A1" office:value-type="string">
                  <text:p text:style-name="Table_20_Contents"><text:bookmark text:name="resp24551_77124"/><draw:control text:anchor-type="as-char" draw:z-index="7" draw:style-name="gr1" draw:text-style-name="P5" svg:width="0.345cm" svg:height="0.345cm" draw:control="control8"/> </text:p>
                </table:table-cell>
                <table:table-cell table:style-name="Tabuľka2.A1" office:value-type="string">
                  <text:p text:style-name="P3">D. Pri objektovej je znovupoužiteľnposť vyššia </text:p>
                </table:table-cell>
                <table:table-cell table:style-name="Tabuľka2.A1" office:value-type="string">
                  <text:p text:style-name="P2"/>
                </table:table-cell>
              </table:table-row>
            </table:table>
          </text:section>
          <text:section text:style-name="Sect1" text:name="q24550">
            <text:p text:style-name="P1">Question 3 </text:p>
            <text:p text:style-name="P1">Známky: 1 </text:p>
            <text:p text:style-name="P1">SI sa zaoberá exaktným popisom algoritmov, zatiaľ čo informatika rieši ad hoc problémy tvorby softvéru. Je to pravda?</text:p>
            <text:p text:style-name="P1">Odpoveď: </text:p>
            <text:p text:style-name="P1"><text:bookmark text:name="resp24550_true"/><draw:control text:anchor-type="as-char" draw:z-index="8" draw:style-name="gr1" draw:text-style-name="P5" svg:width="0.345cm" svg:height="0.345cm" draw:control="control9"/>Áno <text:bookmark text:name="resp24550_false"/><draw:control text:anchor-type="as-char" draw:z-index="9" draw:style-name="gr1" draw:text-style-name="P5" svg:width="0.345cm" svg:height="0.345cm" draw:control="control10"/><text:span text:style-name="T1">Nie</text:span> </text:p>
          </text:section>
          <text:section text:style-name="Sect1" text:name="q24549">
            <text:p text:style-name="P1">Question 4 </text:p>
            <text:p text:style-name="P1">Známky: 1 </text:p>
            <text:p text:style-name="P1">Ktoré z nasledujúcich tvrdení platí o SI? (Vyberte 3)</text:p>
            <text:p text:style-name="P1">Vyberte aspoň jednu odpoveď. </text:p>
            <table:table table:name="Tabuľka3" table:style-name="Tabuľka3">
              <table:table-column table:style-name="Tabuľka3.A"/>
              <table:table-column table:style-name="Tabuľka3.B"/>
              <table:table-column table:style-name="Tabuľka3.C"/>
              <table:table-row>
                <table:table-cell table:style-name="Tabuľka3.A1" office:value-type="string">
                  <text:p text:style-name="Table_20_Contents"><text:bookmark text:name="resp24549_77116"/><draw:control text:anchor-type="as-char" draw:z-index="10" draw:style-name="gr1" draw:text-style-name="P5" svg:width="0.345cm" svg:height="0.345cm" draw:control="control11"/> </text:p>
                </table:table-cell>
                <table:table-cell table:style-name="Tabuľka3.A1" office:value-type="string">
                  <text:p text:style-name="Table_20_Contents"><text:span text:style-name="T1">A. Aplikácia inžinierskych metód na </text:span><text:a xlink:type="simple" xlink:href="https://vzdelavanie.uniza.sk/moodle/mod/glossary/showentry.php?courseid=421&amp;concept=Softvér"><text:span text:style-name="T1">softvér</text:span></text:a><text:span text:style-name="T1">, zaoberá sa všetkými aspektmi tvorby softvéru </text:span></text:p>
                </table:table-cell>
                <table:table-cell table:style-name="Tabuľka3.A1" office:value-type="string">
                  <text:p text:style-name="P2"/>
                </table:table-cell>
              </table:table-row>
              <table:table-row>
                <table:table-cell table:style-name="Tabuľka3.A1" office:value-type="string">
                  <text:p text:style-name="Table_20_Contents"><text:bookmark text:name="resp24549_77118"/><draw:control text:anchor-type="as-char" draw:z-index="11" draw:style-name="gr1" draw:text-style-name="P5" svg:width="0.345cm" svg:height="0.345cm" draw:control="control12"/> </text:p>
                </table:table-cell>
                <table:table-cell table:style-name="Tabuľka3.A1" office:value-type="string">
                  <text:p text:style-name="Table_20_Contents">B. Sa zoberá algoritmami, spôsobom práce počítačov a softvérových systémov (exaktný popis) </text:p>
                </table:table-cell>
                <table:table-cell table:style-name="Tabuľka3.A1" office:value-type="string">
                  <text:p text:style-name="P2"/>
                </table:table-cell>
              </table:table-row>
              <table:table-row>
                <table:table-cell table:style-name="Tabuľka3.A1" office:value-type="string">
                  <text:p text:style-name="Table_20_Contents"><text:bookmark text:name="resp24549_77115"/><draw:control text:anchor-type="as-char" draw:z-index="12" draw:style-name="gr1" draw:text-style-name="P5" svg:width="0.345cm" svg:height="0.345cm" draw:control="control13"/> </text:p>
                </table:table-cell>
                <table:table-cell table:style-name="Tabuľka3.A1" office:value-type="string">
                  <text:p text:style-name="P3">C. Disciplína, ktorá sa zaoberá tvorbou rozsiahlych softvérových systémov </text:p>
                </table:table-cell>
                <table:table-cell table:style-name="Tabuľka3.A1" office:value-type="string">
                  <text:p text:style-name="P2"/>
                </table:table-cell>
              </table:table-row>
              <table:table-row>
                <table:table-cell table:style-name="Tabuľka3.A1" office:value-type="string">
                  <text:p text:style-name="P4"><text:bookmark text:name="resp24549_77117"/><draw:control text:anchor-type="as-char" draw:z-index="13" draw:style-name="gr1" draw:text-style-name="P5" svg:width="0.345cm" svg:height="0.345cm" draw:control="control14"/> </text:p>
                </table:table-cell>
                <table:table-cell table:style-name="Tabuľka3.A1" office:value-type="string">
                  <text:p text:style-name="P3">D. Aplikácia systematického, disciplinovaného, merateľného prístupu na vývoj a údržbu softvéru </text:p>
                </table:table-cell>
                <table:table-cell table:style-name="Tabuľka3.A1" office:value-type="string">
                  <text:p text:style-name="P2"/>
                </table:table-cell>
              </table:table-row>
            </table:table>
          </text:section>
          <text:p text:style-name="Text_20_body"><draw:control text:anchor-type="as-char" draw:z-index="14" draw:style-name="gr1" draw:text-style-name="P6" svg:width="3.89cm" svg:height="0.927cm" draw:control="control15"/> <draw:control text:anchor-type="as-char" draw:z-index="15" draw:style-name="gr1" draw:text-style-name="P6" svg:width="4.657cm" svg:height="0.927cm" draw:control="control16"/> <text:bookmark text:name="timeup"/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Berzák</meta:initial-creator>
    <meta:creation-date>2009-10-14T07:23:39.74</meta:creation-date>
    <dc:date>2009-10-14T07:29:11.70</dc:date>
    <dc:creator>Martin Berzák</dc:creator>
    <meta:editing-duration>PT00H05M47S</meta:editing-duration>
    <meta:editing-cycles>2</meta:editing-cycles>
    <meta:generator>OpenOffice.org/3.0$Win32 OpenOffice.org_project/300m9$Build-9358</meta:generator>
    <meta:document-statistic meta:table-count="3" meta:image-count="0" meta:object-count="0" meta:page-count="1" meta:paragraph-count="43" meta:word-count="168" meta:character-count="1145"/>
  </office:meta>
</office:document-meta>
</file>